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inherit" svg:font-family="inherit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099cm" fo:margin-left="0.991cm" fo:margin-top="0cm" fo:margin-bottom="0cm" table:align="left" style:writing-mode="lr-tb"/>
    </style:style>
    <style:style style:name="Таблица1.A" style:family="table-column">
      <style:table-column-properties style:column-width="6.207cm"/>
    </style:style>
    <style:style style:name="Таблица1.B" style:family="table-column">
      <style:table-column-properties style:column-width="5.934cm"/>
    </style:style>
    <style:style style:name="Таблица1.C" style:family="table-column">
      <style:table-column-properties style:column-width="2.958cm"/>
    </style:style>
    <style:style style:name="Таблица1.1" style:family="table-row">
      <style:table-row-properties style:min-row-height="0.855cm" fo:keep-together="auto"/>
    </style:style>
    <style:style style:name="Таблица1.A1" style:family="table-cell">
      <style:table-cell-properties fo:background-color="#ffffff" fo:padding="0cm" fo:border="none">
        <style:background-image/>
      </style:table-cell-properties>
    </style:style>
    <style:style style:name="Таблица1.A2" style:family="table-cell">
      <style:table-cell-properties style:vertical-align="bottom" fo:background-color="#ffffff" fo:padding="0cm" fo:border="none">
        <style:background-image/>
      </style:table-cell-properties>
    </style:style>
    <style:style style:name="P1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</style:style>
    <style:style style:name="P2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3" style:family="paragraph" style:parent-style-name="LO-Normal">
      <style:paragraph-properties fo:margin-left="0cm" fo:margin-right="0cm" fo:margin-top="0cm" fo:margin-bottom="0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4" style:family="paragraph" style:parent-style-name="Standard">
      <style:text-properties style:font-name="Times New Roman" fo:font-size="13pt" style:font-size-asian="13pt" style:font-name-complex="Times New Roman1" style:font-size-complex="13pt"/>
    </style:style>
    <style:style style:name="P5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style:font-size-asian="13pt" style:font-weight-asian="normal" style:font-size-complex="13pt" style:font-weight-complex="normal"/>
    </style:style>
    <style:style style:name="P6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size-complex="13pt"/>
    </style:style>
    <style:style style:name="P7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406080" style:font-name="Times New Roman" fo:font-size="13pt" fo:language="en" fo:country="US" fo:font-weight="bold" style:font-size-asian="13pt" style:font-weight-asian="bold" style:font-size-complex="13pt"/>
    </style:style>
    <style:style style:name="P8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406080" style:font-name="Times New Roman" fo:font-size="13pt" fo:language="en" fo:country="US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9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800000" style:font-name="Times New Roman" fo:font-size="13pt" fo:language="en" fo:country="US" style:font-name-asian="Times New Roman1" style:font-size-asian="13pt" style:font-name-complex="Times New Roman1" style:font-size-complex="13pt" style:font-weight-complex="bold"/>
    </style:style>
    <style:style style:name="P10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800000" style:font-name="Times New Roman" fo:font-size="13pt" fo:language="en" fo:country="US" style:font-size-asian="13pt" style:font-size-complex="13pt"/>
    </style:style>
    <style:style style:name="P11" style:family="paragraph" style:parent-style-name="Standard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7779bb" style:font-name="Times New Roman" fo:font-size="13pt" fo:language="en" fo:country="US" fo:font-weight="bold" style:font-size-asian="13pt" style:font-weight-asian="bold" style:font-size-complex="13pt"/>
    </style:style>
    <style:style style:name="P12" style:family="paragraph" style:parent-style-name="Standard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size-complex="13pt"/>
    </style:style>
    <style:style style:name="P13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4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font-weight="bold" officeooo:paragraph-rsid="001aacfb" style:font-size-asian="13pt" style:font-weight-asian="bold" style:font-size-complex="13pt"/>
    </style:style>
    <style:style style:name="P15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language="en" fo:country="US" fo:font-weight="bold" style:font-size-asian="13pt" style:font-weight-asian="bold" style:font-size-complex="13pt" style:font-weight-complex="bold"/>
    </style:style>
    <style:style style:name="P16" style:family="paragraph" style:parent-style-name="LO-Normal">
      <style:paragraph-properties fo:margin-left="5.17cm" fo:margin-right="5.193cm" fo:margin-top="0cm" fo:margin-bottom="0.076cm" loext:contextual-spacing="false" fo:line-height="191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17" style:family="paragraph" style:parent-style-name="LO-Normal">
      <style:paragraph-properties fo:margin-left="5.17cm" fo:margin-right="5.193cm" fo:margin-top="0cm" fo:margin-bottom="0.483cm" loext:contextual-spacing="false" fo:line-height="106%" fo:text-align="center" style:justify-single-word="false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18" style:family="paragraph" style:parent-style-name="LO-Normal">
      <style:paragraph-properties fo:margin-left="0cm" fo:margin-right="0.041cm" fo:margin-top="0cm" fo:margin-bottom="1.5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19" style:family="paragraph" style:parent-style-name="LO-Normal">
      <style:paragraph-properties fo:margin-left="0cm" fo:margin-right="0.041cm" fo:margin-top="0cm" fo:margin-bottom="0.483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0" style:family="paragraph" style:parent-style-name="LO-Normal">
      <style:paragraph-properties fo:margin-left="0cm" fo:margin-right="0.041cm" fo:margin-top="0cm" fo:margin-bottom="0.4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1" style:family="paragraph" style:parent-style-name="LO-Normal">
      <style:paragraph-properties fo:margin-left="0cm" fo:margin-right="0.041cm" fo:margin-top="0cm" fo:margin-bottom="1.099cm" loext:contextual-spacing="false" fo:text-indent="0cm" style:auto-text-indent="false"/>
      <style:text-properties style:font-name="Times New Roman" fo:font-size="13pt" style:font-size-asian="13pt" style:font-size-complex="13pt"/>
    </style:style>
    <style:style style:name="P22" style:family="paragraph" style:parent-style-name="LO-Normal">
      <style:paragraph-properties fo:margin-left="0.212cm" fo:margin-right="0cm" fo:margin-top="0cm" fo:margin-bottom="0.48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23" style:family="paragraph" style:parent-style-name="LO-Normal">
      <style:paragraph-properties fo:margin-left="0cm" fo:margin-right="-0.499cm" fo:margin-top="0cm" fo:margin-bottom="0cm" loext:contextual-spacing="false" fo:line-height="106%" fo:text-align="justify" style:justify-single-word="false" fo:text-indent="0cm" style:auto-text-indent="false">
        <style:tab-stops>
          <style:tab-stop style:position="3.399cm"/>
        </style:tab-stops>
      </style:paragraph-properties>
      <style:text-properties style:font-name="Times New Roman" fo:font-size="13pt" style:font-size-asian="13pt" style:font-size-complex="13pt"/>
    </style:style>
    <style:style style:name="P24" style:family="paragraph" style:parent-style-name="LO-Normal">
      <style:paragraph-properties fo:margin-left="0.564cm" fo:margin-right="0cm" fo:margin-top="0cm" fo:margin-bottom="0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25" style:family="paragraph" style:parent-style-name="LO-Normal">
      <style:paragraph-properties fo:margin-left="0.021cm" fo:margin-right="0cm" fo:margin-top="0cm" fo:margin-bottom="0cm" loext:contextual-spacing="false" fo:line-height="106%" fo:text-align="justify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6" style:family="paragraph" style:parent-style-name="LO-Normal">
      <style:paragraph-properties fo:margin-left="0.235cm" fo:margin-right="0.259cm" fo:margin-top="0cm" fo:margin-bottom="0.4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7" style:family="paragraph" style:parent-style-name="LO-Normal">
      <style:paragraph-properties fo:margin-left="0.235cm" fo:margin-right="0.252cm" fo:margin-top="0cm" fo:margin-bottom="0.055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8" style:family="paragraph" style:parent-style-name="LO-Normal">
      <style:paragraph-properties fo:margin-left="0cm" fo:margin-right="0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29" style:family="paragraph" style:parent-style-name="Contents_20_1">
      <style:paragraph-properties>
        <style:tab-stops>
          <style:tab-stop style:position="18.21cm" style:type="right" style:leader-style="dotted" style:leader-text="."/>
        </style:tab-stops>
      </style:paragraph-properties>
    </style:style>
    <style:style style:name="P30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31" style:family="paragraph" style:parent-style-name="LO-Normal">
      <style:paragraph-properties fo:margin-left="3.464cm" fo:margin-right="0cm" fo:margin-top="0cm" fo:margin-bottom="0.48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32" style:family="paragraph" style:parent-style-name="LO-Normal">
      <style:paragraph-properties fo:margin-left="4.237cm" fo:margin-right="0cm" fo:margin-top="0cm" fo:margin-bottom="0.483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33" style:family="paragraph" style:parent-style-name="LO-Normal">
      <style:paragraph-properties fo:margin-left="4.568cm" fo:margin-right="0cm" fo:margin-top="0cm" fo:margin-bottom="0.48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34" style:family="paragraph" style:parent-style-name="Heading_20_1">
      <style:text-properties officeooo:paragraph-rsid="001c0520"/>
    </style:style>
    <style:style style:name="P35" style:family="paragraph" style:parent-style-name="Heading_20_1">
      <style:text-properties style:font-name="Times New Roman" fo:font-size="14pt" style:font-size-asian="14pt" style:font-name-complex="Times New Roman1" style:font-size-complex="14pt"/>
    </style:style>
    <style:style style:name="P36" style:family="paragraph" style:parent-style-name="Heading_20_1">
      <style:paragraph-properties fo:margin-left="0cm" fo:margin-right="0cm" fo:text-indent="0.953cm" style:auto-text-indent="false"/>
      <style:text-properties style:font-name="Times New Roman" fo:font-size="14pt" style:font-size-asian="14pt" style:font-name-complex="Times New Roman1" style:font-size-complex="14pt"/>
    </style:style>
    <style:style style:name="P37" style:family="paragraph" style:parent-style-name="Standard">
      <style:paragraph-properties fo:margin-left="0cm" fo:margin-right="0.3cm" fo:margin-top="0cm" fo:margin-bottom="0.055cm" loext:contextual-spacing="false" fo:line-height="100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rsid="0023746a" officeooo:paragraph-rsid="0023746a" style:font-name-asian="Times New Roman1" style:font-size-asian="13pt" style:font-name-complex="Times New Roman1" style:font-size-complex="13pt"/>
    </style:style>
    <style:style style:name="P38" style:family="paragraph" style:parent-style-name="Standard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23746a" officeooo:paragraph-rsid="0023746a" style:font-size-asian="13pt" style:font-size-complex="13pt"/>
    </style:style>
    <style:style style:name="P39" style:family="paragraph" style:parent-style-name="Standard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24578d" officeooo:paragraph-rsid="0024578d" style:font-size-asian="13pt" style:font-size-complex="13pt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41" style:family="paragraph" style:parent-style-name="Text_20_body" style:list-style-name="L3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42" style:family="paragraph" style:parent-style-name="Text_20_body" style:list-style-name="L4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43" style:family="paragraph" style:parent-style-name="Text_20_body" style:list-style-name="L5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44" style:family="paragraph" style:parent-style-name="Text_20_body" style:list-style-name="L6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3pt" fo:letter-spacing="normal" fo:font-style="normal" fo:font-weight="normal" officeooo:paragraph-rsid="00231844" style:font-size-asian="13pt" style:font-size-complex="13pt"/>
    </style:style>
    <style:style style:name="P45" style:family="paragraph" style:parent-style-name="Text_20_body" style:list-style-name="L8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46" style:family="paragraph" style:parent-style-name="Text_20_body" style:list-style-name="L5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3pt" fo:letter-spacing="normal" fo:font-style="italic" fo:font-weight="normal" style:font-size-asian="13pt" style:font-size-complex="13pt"/>
    </style:style>
    <style:style style:name="P47" style:family="paragraph" style:parent-style-name="Text_20_body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3pt" fo:letter-spacing="normal" style:font-size-asian="13pt" style:font-size-complex="13pt"/>
    </style:style>
    <style:style style:name="P48" style:family="paragraph" style:parent-style-name="Text_20_body" style:list-style-name="L8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style:font-name="Times New Roman" fo:font-size="13pt" style:font-size-asian="13pt" style:font-size-complex="13pt"/>
    </style:style>
    <style:style style:name="P49" style:family="paragraph" style:parent-style-name="Text_20_body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 loext:padding="0cm" loext:border="none"/>
    </style:style>
    <style:style style:name="P50" style:family="paragraph" style:parent-style-name="Heading_20_2" style:list-style-name="WWNum1" style:master-page-name="Standard">
      <style:paragraph-properties fo:margin-left="5.17cm" fo:margin-right="5.193cm" fo:margin-top="0.423cm" fo:margin-bottom="0.483cm" loext:contextual-spacing="false" fo:text-indent="0cm" style:auto-text-indent="false" style:page-number="auto" fo:break-before="page"/>
      <style:text-properties style:font-name="Times New Roman" fo:font-size="13pt" style:font-size-asian="13pt" style:font-size-complex="13pt"/>
    </style:style>
    <style:style style:name="P51" style:family="paragraph" style:parent-style-name="Heading_20_2" style:list-style-name="WWNum1">
      <style:paragraph-properties fo:margin-left="0.018cm" fo:margin-right="0.042cm" fo:text-indent="-0.018cm" style:auto-text-indent="false"/>
      <style:text-properties style:font-name="Times New Roman" fo:font-size="13pt" style:font-size-asian="13pt" style:font-size-complex="13pt"/>
    </style:style>
    <style:style style:name="P52" style:family="paragraph" style:parent-style-name="Heading_20_2" style:list-style-name="WWNum1">
      <style:paragraph-properties fo:margin-left="0cm" fo:margin-right="0.041cm" fo:margin-top="0.423cm" fo:margin-bottom="1.099cm" loext:contextual-spacing="false" fo:text-indent="0cm" style:auto-text-indent="false"/>
      <style:text-properties style:font-name="Times New Roman" fo:font-size="13pt" style:font-size-asian="13pt" style:font-size-complex="13pt"/>
    </style:style>
    <style:style style:name="P53" style:family="paragraph" style:parent-style-name="Heading_20_1">
      <style:text-properties officeooo:paragraph-rsid="0023746a"/>
    </style:style>
    <style:style style:name="P54" style:family="paragraph" style:parent-style-name="LO-Normal" style:master-page-name="">
      <loext:graphic-properties draw:fill="none"/>
      <style:paragraph-properties fo:margin-left="0cm" fo:margin-right="0cm" fo:margin-top="0cm" fo:margin-bottom="0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2pt" style:font-name-asian="Calibri" style:font-size-asian="12pt" style:font-name-complex="Calibri" fo:hyphenate="false" fo:hyphenation-remain-char-count="2" fo:hyphenation-push-char-count="2"/>
    </style:style>
    <style:style style:name="P55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size-complex="13pt"/>
    </style:style>
    <style:style style:name="P56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paragraph-rsid="0024578d" style:font-size-asian="13pt" style:font-size-complex="13pt"/>
    </style:style>
    <style:style style:name="P57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paragraph-rsid="0026ea48" style:font-size-asian="13pt" style:font-size-complex="13pt"/>
    </style:style>
    <style:style style:name="P58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paragraph-rsid="000a4713" style:font-size-asian="13pt" style:font-size-complex="13pt"/>
    </style:style>
    <style:style style:name="P59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24578d" officeooo:paragraph-rsid="0024578d" style:font-size-asian="13pt" style:font-size-complex="13pt"/>
    </style:style>
    <style:style style:name="P60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25f5ce" officeooo:paragraph-rsid="0025f5ce" style:font-size-asian="13pt" style:font-size-complex="13pt"/>
    </style:style>
    <style:style style:name="P61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25f5ce" officeooo:paragraph-rsid="0026ea48" style:font-size-asian="13pt" style:font-size-complex="13pt"/>
    </style:style>
    <style:style style:name="P62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26ea48" officeooo:paragraph-rsid="0026ea48" style:font-size-asian="13pt" style:font-size-complex="13pt"/>
    </style:style>
    <style:style style:name="P63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name-complex="Times New Roman1" style:font-size-complex="13pt"/>
    </style:style>
    <style:style style:name="P64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officeooo:paragraph-rsid="0025f5ce"/>
    </style:style>
    <style:style style:name="P65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rsid="0025f5ce" officeooo:paragraph-rsid="0026ea48" style:font-size-asian="13pt" style:font-size-complex="13pt"/>
    </style:style>
    <style:style style:name="P66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rsid="0026ea48" officeooo:paragraph-rsid="0026ea48" style:font-size-asian="13pt" style:font-size-complex="13pt"/>
    </style:style>
    <style:style style:name="P67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size-complex="13pt"/>
    </style:style>
    <style:style style:name="P68" style:family="paragraph" style:parent-style-name="LO-Normal">
      <style:paragraph-properties fo:margin-left="0cm" fo:margin-right="0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25f5ce" officeooo:paragraph-rsid="0025f5ce" style:font-size-asian="13pt" style:font-size-complex="13pt"/>
    </style:style>
    <style:style style:name="P69" style:family="paragraph" style:parent-style-name="LO-Normal">
      <style:paragraph-properties fo:margin-left="0cm" fo:margin-right="0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rsid="0025f5ce" officeooo:paragraph-rsid="0026ea48" style:font-size-asian="13pt" style:font-size-complex="13pt"/>
    </style:style>
    <style:style style:name="P70" style:family="paragraph" style:parent-style-name="LO-Normal">
      <style:paragraph-properties fo:margin-left="0.235cm" fo:margin-right="0.252cm" fo:margin-top="0cm" fo:margin-bottom="0.055cm" loext:contextual-spacing="false" fo:line-height="106%" fo:text-align="center" style:justify-single-word="false" fo:text-indent="0cm" style:auto-text-indent="false"/>
    </style:style>
    <style:style style:name="P71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fo:font-style="normal" fo:font-weight="normal" officeooo:paragraph-rsid="00231844" style:font-size-asian="13pt" style:font-size-complex="13pt"/>
    </style:style>
    <style:style style:name="P72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fo:font-style="normal" fo:font-weight="normal" officeooo:paragraph-rsid="0023746a" style:font-size-asian="13pt" style:font-size-complex="13pt"/>
    </style:style>
    <style:style style:name="P73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fo:font-style="normal" fo:font-weight="normal" officeooo:paragraph-rsid="0024578d" style:font-size-asian="13pt" style:font-size-complex="13pt"/>
    </style:style>
    <style:style style:name="P74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fo:font-style="normal" fo:font-weight="normal" officeooo:paragraph-rsid="0025f5ce" style:font-size-asian="13pt" style:font-size-complex="13pt"/>
    </style:style>
    <style:style style:name="P75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fo:font-style="normal" fo:font-weight="normal" officeooo:paragraph-rsid="0026ea48" style:font-size-asian="13pt" style:font-size-complex="13pt"/>
    </style:style>
    <style:style style:name="P76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officeooo:paragraph-rsid="00231844" style:font-size-asian="13pt" style:font-size-complex="13pt"/>
    </style:style>
    <style:style style:name="P77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officeooo:paragraph-rsid="0023746a" style:font-size-asian="13pt" style:font-size-complex="13pt"/>
    </style:style>
    <style:style style:name="P78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officeooo:paragraph-rsid="0024578d" style:font-size-asian="13pt" style:font-size-complex="13pt"/>
    </style:style>
    <style:style style:name="P79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officeooo:paragraph-rsid="0025f5ce" style:font-size-asian="13pt" style:font-size-complex="13pt"/>
    </style:style>
    <style:style style:name="P80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officeooo:paragraph-rsid="0026ea48" style:font-size-asian="13pt" style:font-size-complex="13pt"/>
    </style:style>
    <style:style style:name="P81" style:family="paragraph" style:parent-style-name="Preformatted_20_Text">
      <style:paragraph-properties fo:orphans="2" fo:widows="2"/>
      <style:text-properties fo:font-variant="normal" fo:text-transform="none" fo:color="#7f0055" style:font-name="Times New Roman" fo:font-size="13pt" fo:letter-spacing="normal" fo:font-style="normal" fo:font-weight="normal" style:font-size-asian="13pt" style:font-size-complex="13pt"/>
    </style:style>
    <style:style style:name="P82" style:family="paragraph" style:parent-style-name="Preformatted_20_Text">
      <style:paragraph-properties fo:orphans="2" fo:widows="2"/>
      <style:text-properties style:font-name="Times New Roman" fo:font-size="13pt" officeooo:paragraph-rsid="00231844" style:font-size-asian="13pt" style:font-size-complex="13pt"/>
    </style:style>
    <style:style style:name="P83" style:family="paragraph" style:parent-style-name="Preformatted_20_Text">
      <style:paragraph-properties fo:orphans="2" fo:widows="2"/>
      <style:text-properties style:font-name="Times New Roman" fo:font-size="13pt" officeooo:paragraph-rsid="0023746a" style:font-size-asian="13pt" style:font-size-complex="13pt"/>
    </style:style>
    <style:style style:name="P84" style:family="paragraph" style:parent-style-name="Preformatted_20_Text">
      <style:paragraph-properties fo:orphans="2" fo:widows="2"/>
      <style:text-properties style:font-name="Times New Roman" fo:font-size="13pt" officeooo:paragraph-rsid="0024578d" style:font-size-asian="13pt" style:font-size-complex="13pt"/>
    </style:style>
    <style:style style:name="P85" style:family="paragraph" style:parent-style-name="Preformatted_20_Text">
      <style:paragraph-properties fo:orphans="2" fo:widows="2"/>
      <style:text-properties style:font-name="Times New Roman" fo:font-size="13pt" officeooo:paragraph-rsid="0025f5ce" style:font-size-asian="13pt" style:font-size-complex="13pt"/>
    </style:style>
    <style:style style:name="P86" style:family="paragraph" style:parent-style-name="Preformatted_20_Text">
      <style:paragraph-properties fo:orphans="2" fo:widows="2"/>
      <style:text-properties style:font-name="Times New Roman" fo:font-size="13pt" officeooo:paragraph-rsid="0026ea48" style:font-size-asian="13pt" style:font-size-complex="13pt"/>
    </style:style>
    <style:style style:name="P87" style:family="paragraph" style:parent-style-name="Preformatted_20_Text">
      <style:paragraph-properties fo:margin-left="0cm" fo:margin-right="0.3cm" fo:margin-top="0cm" fo:margin-bottom="0.055cm" loext:contextual-spacing="false" fo:line-height="106%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paragraph-rsid="00231844" style:font-size-asian="13pt" style:font-size-complex="13pt"/>
    </style:style>
    <style:style style:name="P88" style:family="paragraph" style:parent-style-name="Preformatted_20_Text">
      <style:paragraph-properties fo:margin-left="0cm" fo:margin-right="0.3cm" fo:margin-top="0cm" fo:margin-bottom="0.055cm" loext:contextual-spacing="false" fo:line-height="106%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paragraph-rsid="0024578d" style:font-size-asian="13pt" style:font-size-complex="13pt"/>
    </style:style>
    <style:style style:name="P89" style:family="paragraph" style:parent-style-name="Preformatted_20_Text">
      <style:paragraph-properties fo:margin-left="0cm" fo:margin-right="0.3cm" fo:margin-top="0cm" fo:margin-bottom="0.055cm" loext:contextual-spacing="false" fo:line-height="106%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paragraph-rsid="0025f5ce" style:font-size-asian="13pt" style:font-size-complex="13pt"/>
    </style:style>
    <style:style style:name="P90" style:family="paragraph" style:parent-style-name="Preformatted_20_Text">
      <style:paragraph-properties fo:margin-left="0cm" fo:margin-right="0.3cm" fo:margin-top="0cm" fo:margin-bottom="0.055cm" loext:contextual-spacing="false" fo:line-height="106%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paragraph-rsid="0026ea48" style:font-size-asian="13pt" style:font-size-complex="13pt"/>
    </style:style>
    <style:style style:name="P91" style:family="paragraph" style:parent-style-name="Preformatted_20_Text">
      <style:paragraph-properties fo:margin-left="0cm" fo:margin-right="0.3cm" fo:margin-top="0cm" fo:margin-bottom="0.055cm" loext:contextual-spacing="false" fo:line-height="0.882cm" fo:text-align="start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paragraph-rsid="00231844" style:font-size-asian="13pt" style:font-size-complex="13pt"/>
    </style:style>
    <style:style style:name="P92" style:family="paragraph" style:parent-style-name="Preformatted_20_Text">
      <style:paragraph-properties fo:margin-left="0cm" fo:margin-right="0.3cm" fo:margin-top="0cm" fo:margin-bottom="0.055cm" loext:contextual-spacing="false" fo:line-height="106%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rsid="0010707c" officeooo:paragraph-rsid="0023746a" style:font-size-asian="13pt" style:font-size-complex="13pt"/>
    </style:style>
    <style:style style:name="P93" style:family="paragraph" style:parent-style-name="Preformatted_20_Text">
      <loext:graphic-properties draw:fill="none"/>
      <style:paragraph-properties fo:margin-left="0cm" fo:margin-right="0.3cm" fo:margin-top="0cm" fo:margin-bottom="0.499cm" loext:contextual-spacing="false" fo:line-height="106%" fo:text-align="start" style:justify-single-word="false" fo:orphans="2" fo:widows="2" fo:hyphenation-ladder-count="no-limit" fo:text-indent="1.199cm" style:auto-text-indent="false" fo:background-color="transparent" style:writing-mode="lr-tb">
        <style:tab-stops>
          <style:tab-stop style:position="1.212cm"/>
        </style:tab-stops>
      </style:paragraph-properties>
      <style:text-properties fo:font-variant="normal" fo:text-transform="none" fo:color="#000000" style:font-name="Times New Roman" fo:font-size="13pt" fo:letter-spacing="normal" fo:language="en" fo:country="US" fo:font-style="normal" fo:font-weight="normal" officeooo:rsid="000c8430" officeooo:paragraph-rsid="00231844" style:font-name-asian="Times New Roman1" style:font-size-asian="13pt" style:font-weight-asian="normal" style:font-name-complex="Times New Roman1" style:font-size-complex="13pt" style:font-weight-complex="normal" fo:hyphenate="false" fo:hyphenation-remain-char-count="2" fo:hyphenation-push-char-count="2"/>
    </style:style>
    <style:style style:name="P94" style:family="paragraph" style:parent-style-name="Preformatted_20_Text" style:master-page-name="">
      <loext:graphic-properties draw:fill="none"/>
      <style:paragraph-properties fo:margin-left="0cm" fo:margin-right="0.3cm" fo:margin-top="0cm" fo:margin-bottom="0.055cm" loext:contextual-spacing="false" fo:line-height="106%" fo:text-align="start" style:justify-single-word="false" fo:orphans="2" fo:widows="2" fo:hyphenation-ladder-count="no-limit" fo:text-indent="1.199cm" style:auto-text-indent="false" style:page-number="auto" fo:background-color="transparent" style:writing-mode="lr-tb">
        <style:tab-stops>
          <style:tab-stop style:position="1.212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paragraph-rsid="000c8430" style:font-size-asian="13pt" style:font-weight-asian="normal" style:font-size-complex="13pt" style:font-weight-complex="normal" fo:hyphenate="false" fo:hyphenation-remain-char-count="2" fo:hyphenation-push-char-count="2"/>
    </style:style>
    <style:style style:name="P95" style:family="paragraph" style:parent-style-name="TOC_20_Heading">
      <style:text-properties style:font-name="Times New Roman" fo:font-size="13pt" style:font-size-asian="13pt" style:font-name-complex="Times New Roman1" style:font-size-complex="13pt" text:display="true"/>
    </style:style>
    <style:style style:name="P96" style:family="paragraph" style:parent-style-name="Contents_20_2">
      <style:paragraph-properties>
        <style:tab-stops>
          <style:tab-stop style:position="18.773cm" style:type="right" style:leader-style="dotted" style:leader-text="."/>
        </style:tab-stops>
      </style:paragraph-properties>
    </style:style>
    <style:style style:name="P97" style:family="paragraph" style:parent-style-name="Contents_20_Heading" style:master-page-name="Converted1">
      <style:paragraph-properties style:page-number="auto"/>
    </style:style>
    <style:style style:name="P98" style:family="paragraph" style:parent-style-name="Contents_20_1">
      <style:paragraph-properties>
        <style:tab-stops>
          <style:tab-stop style:position="18.773cm" style:type="right" style:leader-style="dotted" style:leader-text="."/>
        </style:tab-stops>
      </style:paragraph-properties>
    </style:style>
    <style:style style:name="P9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 fo:font-weight="bold" style:font-weight-asian="bold"/>
    </style:style>
    <style:style style:name="T5" style:family="text">
      <style:text-properties style:font-name="Times New Roman" fo:font-size="13pt" officeooo:rsid="0025f5ce" style:font-size-asian="13pt" style:font-size-complex="13pt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fo:font-weight="bold" officeooo:rsid="000a4713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language="en" fo:country="US" fo:font-weight="bold" officeooo:rsid="000aaa16" style:font-size-asian="14pt" style:font-weight-asian="bold" style:font-size-complex="14pt" style:font-weight-complex="bold"/>
    </style:style>
    <style:style style:name="T10" style:family="text">
      <style:text-properties style:font-name="Times New Roman" fo:font-size="14pt" fo:language="en" fo:country="US" fo:font-weight="bold" officeooo:rsid="0024578d" style:font-size-asian="14pt" style:font-weight-asian="bold" style:font-size-complex="14pt" style:font-weight-complex="bold"/>
    </style:style>
    <style:style style:name="T11" style:family="text">
      <style:text-properties style:font-name="Times New Roman" fo:font-size="14pt" fo:language="en" fo:country="US" fo:font-weight="bold" officeooo:rsid="0025f5ce" style:font-size-asian="14pt" style:font-weight-asian="bold" style:font-size-complex="14pt" style:font-weight-complex="bold"/>
    </style:style>
    <style:style style:name="T12" style:family="text">
      <style:text-properties style:font-name="Times New Roman" fo:font-size="14pt" fo:language="en" fo:country="US" fo:font-weight="bold" officeooo:rsid="0026ea48" style:font-size-asian="14pt" style:font-weight-asian="bold" style:font-size-complex="14pt" style:font-weight-complex="bold"/>
    </style:style>
    <style:style style:name="T13" style:family="text">
      <style:text-properties style:font-name="Times New Roman" fo:font-size="14pt" fo:font-weight="bold" officeooo:rsid="00231844" style:font-size-asian="14pt" style:font-weight-asian="bold" style:font-size-complex="14pt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language="en" fo:country="US" style:font-name-asian="Times New Roman1" style:font-name-complex="Times New Roman1"/>
    </style:style>
    <style:style style:name="T17" style:family="text">
      <style:text-properties fo:language="en" fo:country="US" officeooo:rsid="000c8430" style:font-name-asian="Times New Roman1" style:font-name-complex="Times New Roman1"/>
    </style:style>
    <style:style style:name="T18" style:family="text">
      <style:text-properties fo:language="en" fo:country="US" style:font-name-asian="Times New Roman1" style:font-name-complex="Times New Roman1" style:font-weight-complex="bold"/>
    </style:style>
    <style:style style:name="T19" style:family="text">
      <style:text-properties fo:language="en" fo:country="US" officeooo:rsid="00231844" style:font-name-asian="Times New Roman1" style:font-name-complex="Times New Roman1"/>
    </style:style>
    <style:style style:name="T20" style:family="text">
      <style:text-properties fo:language="en" fo:country="US" style:font-name-asian="Times New Roman1" style:font-weight-asian="normal" style:font-name-complex="Times New Roman1" style:font-weight-complex="normal"/>
    </style:style>
    <style:style style:name="T21" style:family="text">
      <style:text-properties fo:language="en" fo:country="US" fo:font-style="normal" fo:font-weight="normal"/>
    </style:style>
    <style:style style:name="T22" style:family="text">
      <style:text-properties fo:language="en" fo:country="US" officeooo:rsid="0026ea48"/>
    </style:style>
    <style:style style:name="T23" style:family="text">
      <style:text-properties fo:color="#406080" fo:language="en" fo:country="US" style:font-name-asian="Times New Roman1" style:font-name-complex="Times New Roman1"/>
    </style:style>
    <style:style style:name="T24" style:family="text">
      <style:text-properties officeooo:rsid="000a4713"/>
    </style:style>
    <style:style style:name="T25" style:family="text">
      <style:text-properties fo:font-variant="normal" fo:text-transform="none" fo:color="#222222" fo:letter-spacing="normal" fo:font-style="normal" fo:font-weight="bold" officeooo:rsid="0021db71" style:font-weight-asian="bold" style:font-weight-complex="bold"/>
    </style:style>
    <style:style style:name="T26" style:family="text">
      <style:text-properties fo:font-variant="normal" fo:text-transform="none" fo:color="#000000" fo:letter-spacing="normal"/>
    </style:style>
    <style:style style:name="T27" style:family="text">
      <style:text-properties fo:font-variant="normal" fo:text-transform="none" fo:color="#000000" fo:letter-spacing="normal" fo:font-style="normal" fo:font-weight="normal"/>
    </style:style>
    <style:style style:name="T28" style:family="text">
      <style:text-properties fo:font-variant="normal" fo:text-transform="none" fo:color="#000000" fo:letter-spacing="normal" fo:font-style="normal" fo:font-weight="normal" officeooo:rsid="0021db71"/>
    </style:style>
    <style:style style:name="T29" style:family="text">
      <style:text-properties fo:font-variant="normal" fo:text-transform="none" fo:color="#000000" fo:letter-spacing="normal" fo:language="en" fo:country="US" fo:font-style="normal" fo:font-weight="normal" style:font-name-asian="Times New Roman1" style:font-weight-asian="normal" style:font-name-complex="Times New Roman1" style:font-weight-complex="normal"/>
    </style:style>
    <style:style style:name="T30" style:family="text">
      <style:text-properties fo:font-variant="normal" fo:text-transform="none" fo:color="#000000" fo:letter-spacing="normal" fo:language="en" fo:country="US" fo:font-style="normal" fo:font-weight="normal" officeooo:rsid="00127ae5" style:font-name-asian="Times New Roman1" style:font-weight-asian="normal" style:font-name-complex="Times New Roman1" style:font-weight-complex="normal"/>
    </style:style>
    <style:style style:name="T31" style:family="text">
      <style:text-properties fo:font-variant="normal" fo:text-transform="none" fo:color="#000000" fo:letter-spacing="normal" fo:language="en" fo:country="US" fo:font-style="normal" fo:font-weight="normal" officeooo:rsid="0024578d" style:font-name-asian="Times New Roman1" style:font-weight-asian="normal" style:font-name-complex="Times New Roman1" style:font-weight-complex="normal"/>
    </style:style>
    <style:style style:name="T32" style:family="text">
      <style:text-properties fo:font-variant="normal" fo:text-transform="none" fo:color="#000000" style:font-name="Times New Roman" fo:font-size="14pt" fo:letter-spacing="normal" fo:font-style="normal" fo:font-weight="bold" officeooo:rsid="00231844" style:font-size-asian="14pt" style:font-weight-asian="bold" style:font-size-complex="14pt" style:font-weight-complex="bold"/>
    </style:style>
    <style:style style:name="T33" style:family="text">
      <style:text-properties fo:font-variant="normal" fo:text-transform="none" fo:color="#000000" style:font-name="Times New Roman" fo:font-size="14pt" fo:letter-spacing="normal" fo:language="en" fo:country="US" fo:font-style="normal" fo:font-weight="bold" style:font-size-asian="14pt" style:font-weight-asian="bold" style:font-size-complex="14pt" style:font-weight-complex="bold"/>
    </style:style>
    <style:style style:name="T34" style:family="text">
      <style:text-properties fo:font-variant="normal" fo:text-transform="none" fo:color="#000000" style:font-name="Times New Roman" fo:letter-spacing="normal" fo:font-style="normal" fo:font-weight="normal" officeooo:rsid="0024578d" style:font-weight-asian="normal" style:font-weight-complex="normal"/>
    </style:style>
    <style:style style:name="T35" style:family="text">
      <style:text-properties fo:font-variant="normal" fo:text-transform="none" fo:color="#000000" style:font-name="Times New Roman" fo:letter-spacing="normal" fo:font-style="normal" fo:font-weight="normal" officeooo:rsid="0024578d"/>
    </style:style>
    <style:style style:name="T36" style:family="text">
      <style:text-properties fo:font-variant="normal" fo:text-transform="none" fo:color="#7f0055" fo:letter-spacing="normal" fo:font-style="normal" fo:font-weight="bold"/>
    </style:style>
    <style:style style:name="T37" style:family="text">
      <style:text-properties fo:font-variant="normal" fo:text-transform="none" fo:color="#7f0055" style:font-name="Times New Roman" fo:letter-spacing="normal" fo:font-style="normal" fo:font-weight="bold" officeooo:rsid="0024578d"/>
    </style:style>
    <style:style style:name="T38" style:family="text">
      <style:text-properties fo:font-style="normal" fo:font-weight="normal"/>
    </style:style>
    <style:style style:name="T39" style:family="text">
      <style:text-properties fo:color="#7f0055"/>
    </style:style>
    <style:style style:name="T40" style:family="text">
      <style:text-properties fo:color="#7f0055" fo:language="en" fo:country="US"/>
    </style:style>
    <style:style style:name="T41" style:family="text">
      <style:text-properties fo:color="#7f0055" fo:font-weight="bold"/>
    </style:style>
    <style:style style:name="T42" style:family="text">
      <style:text-properties fo:color="#7f0055" fo:font-style="normal" fo:font-weight="bold"/>
    </style:style>
    <style:style style:name="T43" style:family="text">
      <style:text-properties fo:color="#2a00ff"/>
    </style:style>
    <style:style style:name="T44" style:family="text">
      <style:text-properties fo:color="#2a00ff" fo:language="en" fo:country="US"/>
    </style:style>
    <style:style style:name="T45" style:family="text">
      <style:text-properties fo:color="#2a00ff" fo:font-style="normal" fo:font-weight="normal"/>
    </style:style>
    <style:style style:name="T46" style:family="text">
      <style:text-properties fo:color="#3f3fbf"/>
    </style:style>
    <style:style style:name="T47" style:family="text">
      <style:text-properties fo:color="#3f3fbf" fo:language="en" fo:country="US"/>
    </style:style>
    <style:style style:name="T48" style:family="text">
      <style:text-properties officeooo:rsid="001aacfb"/>
    </style:style>
    <style:style style:name="T49" style:family="text">
      <style:text-properties fo:background-color="transparent" loext:char-shading-value="0"/>
    </style:style>
    <style:style style:name="T50" style:family="text">
      <style:text-properties officeooo:rsid="0021db71"/>
    </style:style>
    <style:style style:name="T51" style:family="text">
      <style:text-properties fo:font-style="italic" fo:font-weight="normal"/>
    </style:style>
    <style:style style:name="T52" style:family="text">
      <style:text-properties fo:font-style="italic" fo:font-weight="bold"/>
    </style:style>
    <style:style style:name="T53" style:family="text">
      <style:text-properties style:font-name="Times New Roman"/>
    </style:style>
    <style:style style:name="T54" style:family="text">
      <style:text-properties style:font-name="Times New Roman" fo:font-weight="bold"/>
    </style:style>
    <style:style style:name="T55" style:family="text">
      <style:text-properties style:font-name="Times New Roman" fo:font-style="italic"/>
    </style:style>
    <style:style style:name="T56" style:family="text">
      <style:text-properties style:font-name="Times New Roman" fo:font-style="italic" fo:font-weight="bold"/>
    </style:style>
    <style:style style:name="T57" style:family="text">
      <style:text-properties officeooo:rsid="00231844"/>
    </style:style>
    <style:style style:name="T58" style:family="text">
      <style:text-properties officeooo:rsid="0024578d"/>
    </style:style>
    <style:style style:name="T59" style:family="text">
      <style:text-properties officeooo:rsid="0026ea4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22cm" fo:margin-top="0cm" fo:margin-bottom="0.1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5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0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47cm" fo:margin-right="0.335cm" fo:margin-top="0.032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47cm" fo:margin-right="0.335cm" fo:margin-top="0.025cm" fo:margin-bottom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1740998537381075" text:style-name="WWNum1">
        <text:list-item>
          <text:list>
            <text:list-item>
              <text:h text:style-name="P50" text:outline-level="2"><text:bookmark-start text:name="__RefHeading___Toc2039_692322312"/><text:bookmark-start text:name="_Toc495122333"/>МИНОБРНАУКИ РОССИИ<text:bookmark-end text:name="__RefHeading___Toc2039_692322312"/><text:bookmark-end text:name="_Toc495122333"/></text:h>
            </text:list-item>
          </text:list>
        </text:list-item>
      </text:list>
      <text:p text:style-name="P31">САНКТ-ПЕТЕРБУРГСКИЙ ГОСУДАРСТВЕННЫЙ</text:p>
      <text:p text:style-name="P32">ЭЛЕКТРОТЕХНИЧЕСКИЙ УНИВЕРСИТЕТ</text:p>
      <text:p text:style-name="P33">«ЛЭТИ» ИМ. В.И. УЛЬЯНОВА (ЛЕНИНА)</text:p>
      <text:p text:style-name="P17">Кафедра МОЭВМ</text:p>
      <text:p text:style-name="P18"><text:s/></text:p>
      <text:p text:style-name="P22"><text:s/></text:p>
      <text:p text:style-name="P19"><text:s/></text:p>
      <text:p text:style-name="P20"><text:s/></text:p>
      <text:list xml:id="list161205101223709" text:continue-numbering="true" text:style-name="WWNum1">
        <text:list-item>
          <text:list>
            <text:list-item>
              <text:h text:style-name="P51" text:outline-level="2"><text:bookmark-start text:name="__RefHeading___Toc2041_692322312"/><text:bookmark-start text:name="_Toc495122334"/>ОТЧЕТ<text:bookmark-end text:name="__RefHeading___Toc2041_692322312"/><text:bookmark-end text:name="_Toc495122334"/></text:h>
            </text:list-item>
          </text:list>
        </text:list-item>
      </text:list>
      <text:p text:style-name="P16"><text:span text:style-name="T2">по лабораторной работе</text:span><text:span text:style-name="T4"> </text:span>№<text:span text:style-name="T50">4</text:span><text:span text:style-name="T2"> по дисциплине «Программирование»</text:span></text:p>
      <text:list xml:id="list161204394791051" text:continue-numbering="true" text:style-name="WWNum1">
        <text:list-item>
          <text:list>
            <text:list-item>
              <text:h text:style-name="P52" text:outline-level="2"><text:bookmark-start text:name="__RefHeading___Toc2043_692322312"/><text:bookmark-start text:name="_Toc495122335"/>ТЕМА: <text:bookmark-end text:name="_Toc495122335"/><text:span text:style-name="T25">Линейные списки</text:span><text:bookmark-end text:name="__RefHeading___Toc2043_692322312"/></text:h>
            </text:list-item>
            <text:list-item>
              <text:h text:style-name="P52" text:outline-level="2"/>
            </text:list-item>
          </text:list>
        </text:list-item>
      </text:list>
      <text:p text:style-name="P2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Студент гр. 6304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3">Юсковец А.В.</text:p>
          </table:table-cell>
        </table:table-row>
        <table:table-row table:style-name="Таблица1.1">
          <table:table-cell table:style-name="Таблица1.A2" office:value-type="string">
            <text:p text:style-name="P3">Преподаватель</text:p>
          </table:table-cell>
          <table:table-cell table:style-name="Таблица1.A2" office:value-type="string">
            <text:p text:style-name="P24"><text:s/></text:p>
          </table:table-cell>
          <table:table-cell table:style-name="Таблица1.A2" office:value-type="string">
            <text:p text:style-name="P25">Берленко Т.А.</text:p>
          </table:table-cell>
        </table:table-row>
      </table:table>
      <text:p text:style-name="P19"/>
      <text:p text:style-name="P26">Санкт-Петербург</text:p>
      <text:p text:style-name="P27">2017</text:p>
      <text:p text:style-name="P70"><text:span text:style-name="T49"/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98"><text:soft-page-break/><text:a xlink:type="simple" xlink:href="#__RefHeading___Toc1709_692322312" text:style-name="Index_20_Link" text:visited-style-name="Index_20_Link">Цель работы<text:tab/>3</text:a></text:p>
          <text:p text:style-name="P98"><text:a xlink:type="simple" xlink:href="#__RefHeading___Toc1711_692322312" text:style-name="Index_20_Link" text:visited-style-name="Index_20_Link">Ход работы<text:tab/>4</text:a></text:p>
          <text:p text:style-name="P98"><text:a xlink:type="simple" xlink:href="#__RefHeading___Toc1715_692322312" text:style-name="Index_20_Link" text:visited-style-name="Index_20_Link"><text:s text:c="2"/>Директивы препроцессора<text:tab/>4</text:a></text:p>
          <text:p text:style-name="P98"><text:a xlink:type="simple" xlink:href="#__RefHeading___Toc1717_692322312" text:style-name="Index_20_Link" text:visited-style-name="Index_20_Link"><text:s text:c="2"/>Определение структуры<text:tab/>4</text:a></text:p>
          <text:p text:style-name="P98"><text:s text:c="2"/><text:a xlink:type="simple" xlink:href="#__RefHeading___Toc1719_692322312" text:style-name="Index_20_Link" text:visited-style-name="Index_20_Link">createMusicalComposition</text:a><text:a xlink:type="simple" xlink:href="#__RefHeading___Toc1719_692322312" text:style-name="Index_20_Link" text:visited-style-name="Index_20_Link"><text:tab/>5</text:a></text:p>
          <text:p text:style-name="P98"><text:s text:c="2"/><text:a xlink:type="simple" xlink:href="#__RefHeading___Toc1721_692322312" text:style-name="Index_20_Link" text:visited-style-name="Index_20_Link">createMusicalCompositionList</text:a><text:a xlink:type="simple" xlink:href="#__RefHeading___Toc1721_692322312" text:style-name="Index_20_Link" text:visited-style-name="Index_20_Link"><text:tab/>5</text:a></text:p>
          <text:p text:style-name="P98"><text:a xlink:type="simple" xlink:href="#__RefHeading___Toc1723_692322312" text:style-name="Index_20_Link" text:visited-style-name="Index_20_Link"><text:s text:c="2"/>push<text:tab/>6</text:a></text:p>
          <text:p text:style-name="P98"><text:s text:c="2"/><text:a xlink:type="simple" xlink:href="#__RefHeading___Toc1725_692322312" text:style-name="Index_20_Link" text:visited-style-name="Index_20_Link">removeEl<text:tab/>6</text:a></text:p>
          <text:p text:style-name="P98"><text:a xlink:type="simple" xlink:href="#__RefHeading___Toc1727_692322312" text:style-name="Index_20_Link" text:visited-style-name="Index_20_Link"><text:s text:c="2"/>count<text:tab/>7</text:a></text:p>
          <text:p text:style-name="P98"><text:s text:c="2"/><text:a xlink:type="simple" xlink:href="#__RefHeading___Toc2045_692322312" text:style-name="Index_20_Link" text:visited-style-name="Index_20_Link">print_names<text:tab/>7</text:a></text:p>
          <text:p text:style-name="P98"><text:a xlink:type="simple" xlink:href="#__RefHeading___Toc1731_692322312" text:style-name="Index_20_Link" text:visited-style-name="Index_20_Link">Вывод<text:tab/>8</text:a></text:p>
        </text:index-body>
      </text:table-of-content>
      <text:p text:style-name="P95"/>
      <text:p text:style-name="P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3"/>
      <text:p text:style-name="P63"/>
      <text:p text:style-name="P63"/>
      <text:p text:style-name="P63"/>
      <text:h text:style-name="P35" text:outline-level="1"><text:bookmark-start text:name="__RefHeading___Toc1709_692322312"/><text:bookmark-start text:name="_Toc495122336"/><text:soft-page-break/>Цель работы<text:bookmark-end text:name="__RefHeading___Toc1709_692322312"/><text:bookmark-end text:name="_Toc495122336"/></text:h>
      <text:p text:style-name="P13"/>
      <text:p text:style-name="P49"><text:span text:style-name="Source_20_Text"><text:span text:style-name="T53">Создайте двунаправленный список музыкальных композиций MusicalComposition и </text:span></text:span><text:span text:style-name="Source_20_Text"><text:span text:style-name="T54">api </text:span></text:span><text:span text:style-name="Source_20_Text"><text:span text:style-name="T53">( </text:span></text:span><text:span text:style-name="Source_20_Text"><text:span text:style-name="T56">a</text:span></text:span><text:span text:style-name="Source_20_Text"><text:span text:style-name="T55">pplication </text:span></text:span><text:span text:style-name="Source_20_Text"><text:span text:style-name="T56">p</text:span></text:span><text:span text:style-name="Source_20_Text"><text:span text:style-name="T55">rogramming </text:span></text:span><text:span text:style-name="Source_20_Text"><text:span text:style-name="T56">i</text:span></text:span><text:span text:style-name="Source_20_Text"><text:span text:style-name="T55">nterface - в данном случае набор функций</text:span></text:span><text:span text:style-name="Source_20_Text"><text:span text:style-name="T53">) для работы со списком.</text:span></text:span></text:p>
      <text:p text:style-name="P40">Структура элемента списка (тип - MusicalComposition)</text:p>
      <text:list xml:id="list1448493190241447504" text:style-name="L3">
        <text:list-item>
          <text:p text:style-name="P41">name - строка неизвестной длины (гарантируется, что длина не может быть больше 80 символов), название композиции.</text:p>
        </text:list-item>
        <text:list-item>
          <text:p text:style-name="P41">author - строка неизвестной длины (гарантируется, что длина не может быть больше 80 символов), автор композиции/музыкальная группа.</text:p>
        </text:list-item>
        <text:list-item>
          <text:p text:style-name="P41">year - целое число, год создания.</text:p>
        </text:list-item>
      </text:list>
      <text:p text:style-name="P40">Функция для создания элемента списка (тип элемента MusicalComposition)</text:p>
      <text:list xml:id="list8465326318221497872" text:style-name="L4">
        <text:list-item>
          <text:p text:style-name="P42">MusicalComposition* createMusicalComposition(char* name, char* author, int year)</text:p>
        </text:list-item>
      </text:list>
      <text:p text:style-name="P40">Функции для работы со списком:</text:p>
      <text:list xml:id="list2155889454587455286" text:style-name="L5">
        <text:list-item>
          <text:p text:style-name="P43">MusicalComposition* createMusicalCompositionList(char** array_names, char** array_authors, int* array_years, int n); // создает список музыкальных композиций MusicalCompositionList, в котором:</text:p>
          <text:list>
            <text:list-item>
              <text:p text:style-name="P46"><text:span text:style-name="T1">n </text:span>- длина массивов <text:span text:style-name="T1">array_names</text:span>, <text:span text:style-name="T1">array_authors</text:span>, <text:span text:style-name="T1">array_years</text:span>.</text:p>
            </text:list-item>
            <text:list-item>
              <text:p text:style-name="P43"><text:span text:style-name="T50">п</text:span>оле <text:span text:style-name="T1">name </text:span>первого элемента списка соответствует первому элементу списка array_names (<text:span text:style-name="T1">array_names[0]</text:span>).</text:p>
            </text:list-item>
            <text:list-item>
              <text:p text:style-name="P43"><text:span text:style-name="T50">п</text:span>оле <text:span text:style-name="T1">author </text:span>первого элемента списка соответствует первому элементу списка array_authors (<text:span text:style-name="T1">array_authors[0]</text:span>).</text:p>
            </text:list-item>
            <text:list-item>
              <text:p text:style-name="P43"><text:span text:style-name="T50">п</text:span>оле <text:span text:style-name="T1">year </text:span>первого элемента списка соответствует первому элементу списка array_authors (<text:span text:style-name="T1">array_years[0]</text:span>).</text:p>
            </text:list-item>
          </text:list>
        </text:list-item>
      </text:list>
      <text:p text:style-name="P47">     <text:span text:style-name="T51">Аналогично для второго, третьего, …</text:span><text:span text:style-name="T52">n-1</text:span><text:span text:style-name="T51">-го элемента массива.</text:span></text:p>
      <text:p text:style-name="P47">     <text:span text:style-name="T51">! длина массивов </text:span><text:span text:style-name="T52">array_names, array_authors, array_years </text:span><text:span text:style-name="T51">одинаковая и равна n, это проверять не требуется.</text:span></text:p>
      <text:p text:style-name="P47">     <text:span text:style-name="T51">Функция возвращает указатель на первый элемент списка.</text:span></text:p>
      <text:list xml:id="list7406166398489734778" text:style-name="L6">
        <text:list-item>
          <text:p text:style-name="P44">void push(MusicalComposition* head, MusicalComposition* element); // добавляет <text:span text:style-name="T1">element</text:span> в конец списка <text:span text:style-name="T1">musical_composition_list</text:span></text:p>
        </text:list-item>
        <text:list-item>
          <text:p text:style-name="P44">void removeEl (MusicalComposition* head, char* name_for_remove); // удаляет элемент <text:span text:style-name="T1">element </text:span>списка, у которого значение <text:span text:style-name="T1">name </text:span>равно значению <text:span text:style-name="T1">name_for_remove</text:span></text:p>
        </text:list-item>
      </text:list>
      <text:list xml:id="list7392161999509923509" text:style-name="L8">
        <text:list-item>
          <text:p text:style-name="P45"><text:soft-page-break/>int count(MusicalComposition* head); //возвращает количество элементов списка</text:p>
        </text:list-item>
        <text:list-item>
          <text:p text:style-name="P48"><text:span text:style-name="T27">void print_names(MusicalComposition* head); //Выводит названия композиций</text:span></text:p>
        </text:list-item>
      </text:list>
      <text:h text:style-name="Heading_20_1" text:outline-level="1"><text:bookmark-start text:name="__RefHeading___Toc1711_692322312"/><text:bookmark-start text:name="_Toc495122337"/><text:span text:style-name="Source_20_Text"><text:span text:style-name="T6">Ход</text:span></text:span><text:span text:style-name="Source_20_Text"><text:span text:style-name="T7"> </text:span></text:span><text:span text:style-name="Source_20_Text"><text:span text:style-name="T6">работы</text:span></text:span><text:bookmark-end text:name="__RefHeading___Toc1711_692322312"/><text:bookmark-end text:name="_Toc495122337"/></text:h>
      <text:h text:style-name="Heading_20_1" text:outline-level="1"><text:bookmark-start text:name="__RefHeading___Toc1715_692322312"/><text:span text:style-name="T15"><text:s/>· </text:span><text:span text:style-name="T8">Директивы препроцессор</text:span><text:span text:style-name="T9">а</text:span><text:bookmark-end text:name="__RefHeading___Toc1715_692322312"/></text:h>
      <text:p text:style-name="P15"><draw:line text:anchor-type="paragraph" draw:z-index="0" draw:name="Фигура1" draw:style-name="gr1" draw:text-style-name="P99" svg:x1="-2.328cm" svg:y1="0.407cm" svg:x2="19.475cm" svg:y2="0.245cm"><text:p/></draw:line></text:p>
      <text:p text:style-name="P5"><text:span text:style-name="T40">#include </text:span><text:span text:style-name="T44">&lt;</text:span><text:span text:style-name="T47">stdio.h</text:span><text:span text:style-name="T44">&gt;</text:span></text:p>
      <text:p text:style-name="P30"><text:span text:style-name="T39">#include </text:span><text:span text:style-name="T43">&lt;</text:span><text:span text:style-name="T46">string.h</text:span><text:span text:style-name="T43">&gt;</text:span></text:p>
      <text:p text:style-name="P30"><text:span text:style-name="T39">#include </text:span><text:span text:style-name="T43">&lt;</text:span><text:span text:style-name="T46">stdlib.h</text:span><text:span text:style-name="T43">&gt;</text:span></text:p>
      <text:p text:style-name="P81"/>
      <text:p text:style-name="P11"><draw:line text:anchor-type="paragraph" draw:z-index="1" draw:name="Фигура2" draw:style-name="gr2" draw:text-style-name="P99" svg:x1="-2.466cm" svg:y1="-0.009cm" svg:x2="19.004cm" svg:y2="-0.009cm"><text:p/></draw:line></text:p>
      <text:p text:style-name="P58"><text:span text:style-name="T24">Подключаются соответствующие библиотеки для использования функций: </text:span><text:span text:style-name="T28">работы со строками, динамической памятью и стандартным вводом-выводом.</text:span></text:p>
      <text:p text:style-name="P58"/>
      <text:h text:style-name="Heading_20_1" text:outline-level="1"><text:bookmark-start text:name="__RefHeading___Toc1717_692322312"/><text:span text:style-name="T2"><text:s/></text:span><text:span text:style-name="T3">· </text:span><text:span text:style-name="T13">Определение структуры</text:span><text:bookmark-end text:name="__RefHeading___Toc1717_692322312"/></text:h>
      <text:p text:style-name="P12"><draw:line text:anchor-type="paragraph" draw:z-index="2" draw:name="Фигура2" draw:style-name="gr3" draw:text-style-name="P99" svg:x1="-2.242cm" svg:y1="0.208cm" svg:x2="19.475cm" svg:y2="0.208cm"><text:p/></draw:line></text:p>
      <text:p text:style-name="P71"><text:span text:style-name="T41">typedef</text:span> <text:span text:style-name="T41">struct</text:span> MusicalComposition {</text:p>
      <text:p text:style-name="P76"><text:s text:c="4"/><text:span text:style-name="T42">char</text:span><text:span text:style-name="T38">* name;</text:span></text:p>
      <text:p text:style-name="P76"><text:s text:c="4"/><text:span text:style-name="T42">char</text:span><text:span text:style-name="T38">* author;</text:span></text:p>
      <text:p text:style-name="P76"><text:s text:c="4"/><text:span text:style-name="T42">int</text:span><text:span text:style-name="T38"> year;</text:span></text:p>
      <text:p text:style-name="P76"><text:s text:c="4"/><text:span text:style-name="T42">struct</text:span><text:span text:style-name="T38"> MusicalComposition* prev;</text:span></text:p>
      <text:p text:style-name="P76"><text:s text:c="4"/><text:span text:style-name="T42">struct</text:span><text:span text:style-name="T38"> MusicalComposition* next;</text:span></text:p>
      <text:p text:style-name="P87"><text:span text:style-name="T20">} MusicalComposition;</text:span></text:p>
      <text:p text:style-name="P87"><text:span text:style-name="T29"/></text:p>
      <text:p text:style-name="P94"><draw:line text:anchor-type="paragraph" draw:z-index="3" draw:name="Фигура2" draw:style-name="gr4" draw:text-style-name="P99" svg:x1="-2.289cm" svg:y1="-0.058cm" svg:x2="19.096cm" svg:y2="-0.058cm"><text:p/></draw:line><text:span text:style-name="T19">name</text:span><text:span text:style-name="T23"> –</text:span><text:span text:style-name="T16"> </text:span><text:span text:style-name="T19">название композиции</text:span><text:span text:style-name="T17">.</text:span></text:p>
      <text:p text:style-name="P93"><text:span text:style-name="T57">author</text:span> – <text:span text:style-name="T57">имя автора</text:span>.<text:line-break/> <text:tab/><text:span text:style-name="T57">year – год создания.<text:line-break/> <text:tab/>prev – указатель на предыдущий элемент списка.<text:line-break/> <text:tab/>next - указатель на следующий элемент списка.</text:span></text:p>
      <text:h text:style-name="Heading_20_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3" text:outline-level="1"><text:bookmark-start text:name="__RefHeading___Toc1719_692322312"/><text:soft-page-break/><text:span text:style-name="T3">· </text:span><text:span text:style-name="T32">createMusicalComposition</text:span><text:bookmark-end text:name="__RefHeading___Toc1719_692322312"/></text:h>
      <text:p text:style-name="P13"><draw:line text:anchor-type="paragraph" draw:z-index="4" draw:name="Фигура2" draw:style-name="gr5" draw:text-style-name="P99" svg:x1="-1.466cm" svg:y1="0.351cm" svg:x2="19.493cm" svg:y2="0.351cm"><text:p/></draw:line></text:p>
      <text:p text:style-name="P71">MusicalComposition* createMusicalComposition(<text:span text:style-name="T41">char</text:span>* name, <text:span text:style-name="T41">char</text:span>* author, <text:span text:style-name="T41">int</text:span> year) {</text:p>
      <text:p text:style-name="P76"><text:s text:c="4"/><text:span text:style-name="T38">MusicalComposition* ret = (MusicalComposition*)</text:span><text:span text:style-name="T42">malloc</text:span><text:span text:style-name="T38">(</text:span><text:span text:style-name="T42">sizeof</text:span><text:span text:style-name="T38">(MusicalComposition));</text:span></text:p>
      <text:p text:style-name="P82"/>
      <text:p text:style-name="P76"><text:s text:c="4"/><text:span text:style-name="T38">ret-&gt;name = name;</text:span></text:p>
      <text:p text:style-name="P76"><text:s text:c="4"/><text:span text:style-name="T38">ret-&gt;author = author;</text:span></text:p>
      <text:p text:style-name="P76"><text:s text:c="4"/><text:span text:style-name="T38">ret-&gt;year = year;</text:span></text:p>
      <text:p text:style-name="P76"><text:s text:c="4"/><text:span text:style-name="T38">ret-&gt;prev = </text:span><text:span text:style-name="T42">NULL</text:span><text:span text:style-name="T38">;</text:span></text:p>
      <text:p text:style-name="P76"><text:s text:c="4"/><text:span text:style-name="T38">ret-&gt;next = </text:span><text:span text:style-name="T42">NULL</text:span><text:span text:style-name="T38">;</text:span></text:p>
      <text:p text:style-name="P82"/>
      <text:p text:style-name="P76"><text:s text:c="4"/><text:span text:style-name="T42">return</text:span><text:span text:style-name="T38"> ret;</text:span></text:p>
      <text:p text:style-name="P91"><text:span text:style-name="T21">}</text:span></text:p>
      <text:p text:style-name="P7"><draw:line text:anchor-type="paragraph" draw:z-index="5" draw:name="Фигура2" draw:style-name="gr2" draw:text-style-name="P99" svg:x1="-2.577cm" svg:y1="-0.002cm" svg:x2="19.475cm" svg:y2="-0.002cm"><text:p/></draw:line></text:p>
      <text:p text:style-name="P37">Динамически выделяется память по композицию и соответствующим полям присваиваются переданные значения. Указатели на prev и next зануляются.</text:p>
      <text:p text:style-name="P14"><text:s/></text:p>
      <text:h text:style-name="P53" text:outline-level="1"><text:bookmark-start text:name="__RefHeading___Toc1721_692322312"/><text:span text:style-name="T15">· </text:span><text:span text:style-name="T33">createMusicalCompositionList</text:span><text:bookmark-end text:name="__RefHeading___Toc1721_692322312"/></text:h>
      <text:p text:style-name="P15"><draw:line text:anchor-type="paragraph" draw:z-index="6" draw:name="Фигура2" draw:style-name="gr3" draw:text-style-name="P99" svg:x1="-2.175cm" svg:y1="0.305cm" svg:x2="19.912cm" svg:y2="0.305cm"><text:p/></draw:line></text:p>
      <text:p text:style-name="P72">MusicalComposition* createMusicalCompositionList(<text:span text:style-name="T41">char</text:span>** array_names, <text:span text:style-name="T41">char</text:span>** array_authors, <text:span text:style-name="T41">int</text:span>* array_years, <text:span text:style-name="T41">int</text:span> n) {</text:p>
      <text:p text:style-name="P77"><text:s text:c="4"/><text:span text:style-name="T38">MusicalComposition* head = (MusicalComposition*)</text:span><text:span text:style-name="T42">malloc</text:span><text:span text:style-name="T38">(</text:span><text:span text:style-name="T42">sizeof</text:span><text:span text:style-name="T38">(MusicalComposition));</text:span></text:p>
      <text:p text:style-name="P77"><text:s text:c="4"/><text:span text:style-name="T38">head = createMusicalComposition(array_names[0], array_authors[0], array_years[0]);</text:span></text:p>
      <text:p text:style-name="P83"/>
      <text:p text:style-name="P77"><text:s text:c="4"/><text:span text:style-name="T38">MusicalComposition* prev = (MusicalComposition*)</text:span><text:span text:style-name="T42">malloc</text:span><text:span text:style-name="T38">(</text:span><text:span text:style-name="T42">sizeof</text:span><text:span text:style-name="T38">(MusicalComposition));</text:span></text:p>
      <text:p text:style-name="P77"><text:s text:c="4"/><text:span text:style-name="T38">prev = head;</text:span></text:p>
      <text:p text:style-name="P83"/>
      <text:p text:style-name="P77"><text:s text:c="4"/><text:span text:style-name="T38">MusicalComposition* cur = (MusicalComposition*)</text:span><text:span text:style-name="T42">malloc</text:span><text:span text:style-name="T38">(</text:span><text:span text:style-name="T42">sizeof</text:span><text:span text:style-name="T38">(MusicalComposition));</text:span></text:p>
      <text:p text:style-name="P77"><text:s text:c="4"/><text:span text:style-name="T42">for</text:span><text:span text:style-name="T38"> (</text:span><text:span text:style-name="T42">int</text:span><text:span text:style-name="T38"> i = 1; i != n; ++i) {</text:span></text:p>
      <text:p text:style-name="P77"><text:s text:c="8"/><text:span text:style-name="T38">cur = createMusicalComposition(array_names[i], array_authors[i], array_years[i]);</text:span></text:p>
      <text:p text:style-name="P77"><text:s text:c="8"/><text:span text:style-name="T38">cur-&gt;prev = prev;</text:span></text:p>
      <text:p text:style-name="P77"><text:s text:c="8"/><text:span text:style-name="T38">cur-&gt;prev-&gt;next = cur;</text:span></text:p>
      <text:p text:style-name="P77"><text:s text:c="8"/><text:span text:style-name="T38">cur-&gt;next = </text:span><text:span text:style-name="T42">NULL</text:span><text:span text:style-name="T38">;</text:span></text:p>
      <text:p text:style-name="P77"><text:s text:c="8"/><text:span text:style-name="T38">prev = cur;</text:span></text:p>
      <text:p text:style-name="P77"><text:s text:c="4"/><text:span text:style-name="T38">}</text:span></text:p>
      <text:p text:style-name="P83"/>
      <text:p text:style-name="P77"><text:s text:c="4"/><text:span text:style-name="T42">return</text:span><text:span text:style-name="T38"> head;</text:span></text:p>
      <text:p text:style-name="P92"><text:span text:style-name="T20">}</text:span></text:p>
      <text:p text:style-name="P8"/>
      <text:p text:style-name="P38"><draw:line text:anchor-type="paragraph" draw:z-index="7" draw:name="Фигура2" draw:style-name="gr6" draw:text-style-name="P99" svg:x1="-1.492cm" svg:y1="-0.249cm" svg:x2="19.467cm" svg:y2="-0.249cm"><text:p/></draw:line><text:span text:style-name="T30">h</text:span><text:span text:style-name="T29">ead – голова списка. Соответствующая композиция инициализируется первыми элементами массивов.</text:span></text:p>
      <text:p text:style-name="P38"><text:span text:style-name="T29">prev – указатель на предыдущий элемент списка, инициализируется head</text:span></text:p>
      <text:p text:style-name="P38"><text:span text:style-name="T29">cur – текущий, создающийся на данной итерации, элемент списка</text:span></text:p>
      <text:p text:style-name="P38"><text:span text:style-name="T29">В цикле cur присваивается указатель на соответствующую музыкальную композицию.</text:span></text:p>
      <text:p text:style-name="P38"><text:soft-page-break/><text:span text:style-name="T29">Далее указатель на предыдущий элемент списка становится prev, </text:span><text:span text:style-name="T31">указатель на следующий элемент prev становится cur, указатель на следующий за cur элемент зануляется. prev сдвигается на cur и цикл повторяется.</text:span></text:p>
      <text:p text:style-name="P39"><text:span text:style-name="T29">Функция возвращает голову списка.</text:span></text:p>
      <text:h text:style-name="P34" text:outline-level="1"><text:bookmark-start text:name="__RefHeading___Toc1723_692322312"/><text:s/><text:span text:style-name="T15">·</text:span><text:span text:style-name="T14"> </text:span><text:span text:style-name="T10">push</text:span><text:bookmark-end text:name="__RefHeading___Toc1723_692322312"/></text:h>
      <text:p text:style-name="P15"><draw:line text:anchor-type="paragraph" draw:z-index="8" draw:name="Фигура2" draw:style-name="gr2" draw:text-style-name="P99" svg:x1="-2.034cm" svg:y1="0.303cm" svg:x2="19.701cm" svg:y2="0.409cm"><text:p/></draw:line></text:p>
      <text:p text:style-name="P73"><text:span text:style-name="T41">void</text:span> push(MusicalComposition* head, MusicalComposition* element) {</text:p>
      <text:p text:style-name="P78"><text:s text:c="4"/><text:span text:style-name="T42">if</text:span><text:span text:style-name="T38"> (head == </text:span><text:span text:style-name="T42">NULL</text:span><text:span text:style-name="T38">) { head = element; </text:span><text:span text:style-name="T42">return</text:span><text:span text:style-name="T38">; } </text:span></text:p>
      <text:p text:style-name="P84"/>
      <text:p text:style-name="P78"><text:s text:c="4"/><text:span text:style-name="T38">MusicalComposition* cur = head;</text:span></text:p>
      <text:p text:style-name="P78"><text:s text:c="4"/></text:p>
      <text:p text:style-name="P78"><text:s text:c="4"/><text:span text:style-name="T42">while</text:span><text:span text:style-name="T38"> (cur-&gt;next) { cur = cur-&gt;next; }</text:span></text:p>
      <text:p text:style-name="P78"><text:s text:c="4"/><text:span text:style-name="T38">element-&gt;prev = cur;</text:span></text:p>
      <text:p text:style-name="P78"><text:s text:c="4"/><text:span text:style-name="T38">cur-&gt;next = element;</text:span></text:p>
      <text:p text:style-name="P84"><text:span text:style-name="T26"><text:s text:c="4"/></text:span><text:span text:style-name="T27">element-&gt;next = </text:span><text:span text:style-name="T36">NULL</text:span><text:span text:style-name="T27">;</text:span></text:p>
      <text:p text:style-name="P88"><text:span text:style-name="T18">}</text:span></text:p>
      <text:p text:style-name="P9"><draw:line text:anchor-type="paragraph" draw:z-index="9" draw:name="Фигура2" draw:style-name="gr4" draw:text-style-name="P99" svg:x1="-4.724cm" svg:y1="0.039cm" svg:x2="17.875cm" svg:y2="0.039cm"><text:p/></draw:line></text:p>
      <text:p text:style-name="P59">В случае если список пустой, то голове просто присваивается значение элемента, и функция завершается.</text:p>
      <text:p text:style-name="P59">Создается указатель на композицию cur и иницализируется head.</text:p>
      <text:p text:style-name="P59">Далее в цикле доходим до конца списка.</text:p>
      <text:p text:style-name="P56"><text:span text:style-name="T58">Присваиваем указателю на предыдущий элемента списка элемента element последний элемента списка, следующему за “последним“ присваиваем указатель element, и с помощью <text:s text:c="2"/></text:span><text:span text:style-name="T35">element-&gt;next = </text:span><text:span text:style-name="T37">NULL <text:s text:c="2"/></text:span><text:span text:style-name="T34">показываем, что element это конце списка.</text:span></text:p>
      <text:h text:style-name="Heading_20_1" text:outline-level="1"><text:bookmark-start text:name="__RefHeading___Toc1725_692322312"/><text:span text:style-name="T15">·</text:span><text:span text:style-name="T14"> </text:span><text:span text:style-name="T10">removeEl</text:span><text:bookmark-end text:name="__RefHeading___Toc1725_692322312"/></text:h>
      <text:p text:style-name="P15"><draw:line text:anchor-type="paragraph" draw:z-index="10" draw:name="Фигура2" draw:style-name="gr3" draw:text-style-name="P99" svg:x1="-3.141cm" svg:y1="0.168cm" svg:x2="19.476cm" svg:y2="0.168cm"><text:p/></draw:line></text:p>
      <text:p text:style-name="P73"><text:span text:style-name="T41">void</text:span> removeEl(MusicalComposition* head, <text:span text:style-name="T41">char</text:span>* name_for_remove) {</text:p>
      <text:p text:style-name="P78"><text:s text:c="4"/><text:span text:style-name="T42">if</text:span><text:span text:style-name="T38"> (head == </text:span><text:span text:style-name="T42">NULL</text:span><text:span text:style-name="T38">) { </text:span><text:span text:style-name="T42">return</text:span><text:span text:style-name="T38">; }</text:span></text:p>
      <text:p text:style-name="P84"/>
      <text:p text:style-name="P78"><text:s text:c="4"/><text:span text:style-name="T38">MusicalComposition* cur = head;</text:span></text:p>
      <text:p text:style-name="P84"/>
      <text:p text:style-name="P78"><text:s text:c="4"/><text:span text:style-name="T42">do</text:span><text:span text:style-name="T38"> {</text:span></text:p>
      <text:p text:style-name="P78"><text:s text:c="8"/><text:span text:style-name="T42">if</text:span><text:span text:style-name="T38"> (</text:span><text:span text:style-name="T42">strcmp</text:span><text:span text:style-name="T38">(cur-&gt;name, name_for_remove) == 0) { </text:span></text:p>
      <text:p text:style-name="P78"><text:s text:c="12"/><text:span text:style-name="T38">cur-&gt;prev-&gt;next = cur-&gt;next;</text:span></text:p>
      <text:p text:style-name="P78"><text:s text:c="12"/><text:span text:style-name="T38">cur-&gt;next-&gt;prev = cur-&gt;prev;</text:span></text:p>
      <text:p text:style-name="P78"><text:s text:c="12"/><text:span text:style-name="T42">free</text:span><text:span text:style-name="T38">(cur);</text:span></text:p>
      <text:p text:style-name="P78"><text:s text:c="8"/><text:span text:style-name="T38">}</text:span></text:p>
      <text:p text:style-name="P78"><text:s text:c="4"/><text:span text:style-name="T38">} </text:span><text:span text:style-name="T42">while</text:span><text:span text:style-name="T38"> (cur = cur-&gt;next);</text:span></text:p>
      <text:p text:style-name="P73">}</text:p>
      <text:p text:style-name="P88"/>
      <text:p text:style-name="P6"><draw:line text:anchor-type="paragraph" draw:z-index="11" draw:name="Фигура2" draw:style-name="gr3" draw:text-style-name="P99" svg:x1="-2.506cm" svg:y1="-0.154cm" svg:x2="19.476cm" svg:y2="-0.154cm"><text:p/></draw:line></text:p>
      <text:p text:style-name="P60">В случае если список пустой функция завершается.</text:p>
      <text:p text:style-name="P60">Указатель на композицию cur инициализируется head.</text:p>
      <text:p text:style-name="P64"><text:soft-page-break/><text:span text:style-name="T5">В цикле поле name каждого жлемента сравнивается с name_for_remove, в случае совпадения этот элемент удалятcя: указателю на следующий элемент элемента перед тем, который удаляется присваивается указатель на следующий элемент затем, который удаляется, аналогично передвигается и указатель на предыдущий элемент, следуюзего за тем, который удаляется.</text:span></text:p>
      <text:h text:style-name="P34" text:outline-level="1"><text:bookmark-start text:name="__RefHeading___Toc1727_692322312"/><text:s/><text:span text:style-name="T15">·</text:span><text:span text:style-name="T14"> </text:span><text:span text:style-name="T11">count</text:span><text:bookmark-end text:name="__RefHeading___Toc1727_692322312"/></text:h>
      <text:p text:style-name="P15"><draw:line text:anchor-type="paragraph" draw:z-index="12" draw:name="Фигура2" draw:style-name="gr2" draw:text-style-name="P99" svg:x1="-3.053cm" svg:y1="0.15cm" svg:x2="19.475cm" svg:y2="0.15cm"><text:p/></draw:line></text:p>
      <text:p text:style-name="P74"><text:span text:style-name="T41">int</text:span> count(MusicalComposition* head) {</text:p>
      <text:p text:style-name="P79"><text:s text:c="4"/><text:span text:style-name="T42">if</text:span><text:span text:style-name="T38"> (head == </text:span><text:span text:style-name="T42">NULL</text:span><text:span text:style-name="T38">) { </text:span><text:span text:style-name="T42">return</text:span><text:span text:style-name="T38"> 0; }</text:span></text:p>
      <text:p text:style-name="P79"><text:s text:c="4"/></text:p>
      <text:p text:style-name="P79"><text:s text:c="4"/><text:span text:style-name="T38">MusicalComposition* cur = head; <text:s text:c="3"/></text:span></text:p>
      <text:p text:style-name="P79"><text:s text:c="4"/><text:span text:style-name="T42">int</text:span><text:span text:style-name="T38"> ret = 1;</text:span></text:p>
      <text:p text:style-name="P79"><text:s text:c="4"/><text:span text:style-name="T42">while</text:span><text:span text:style-name="T38"> (cur = cur-&gt;next) { ++ret; }</text:span></text:p>
      <text:p text:style-name="P85"/>
      <text:p text:style-name="P79"><text:s text:c="4"/><text:span text:style-name="T42">return</text:span><text:span text:style-name="T38"> ret;</text:span></text:p>
      <text:p text:style-name="P89"><draw:line text:anchor-type="paragraph" draw:z-index="13" draw:name="Фигура2" draw:style-name="gr2" draw:text-style-name="P99" svg:x1="-2.471cm" svg:y1="1.018cm" svg:x2="19.475cm" svg:y2="1.018cm"><text:p/></draw:line><text:span text:style-name="T18">}</text:span></text:p>
      <text:p text:style-name="P9"/>
      <text:p text:style-name="P68">В случае, если список пустой <text:span text:style-name="T59">функция возвращает 0.</text:span></text:p>
      <text:p text:style-name="P61">Указатель на композицию cur инициализируется head.</text:p>
      <text:p text:style-name="P62">ret — значение, возвращаемое функцией.</text:p>
      <text:p text:style-name="P57"><text:span text:style-name="T59">Пока цикл не дойдет до конца списка ret будет увеличиваться на еденицу. </text:span></text:p>
      <text:h text:style-name="Heading_20_1" text:outline-level="1"><text:bookmark-start text:name="__RefHeading___Toc2045_692322312"/><text:span text:style-name="T15">·</text:span><text:span text:style-name="T14"> </text:span><text:span text:style-name="T12">print_names</text:span><text:bookmark-end text:name="__RefHeading___Toc2045_692322312"/></text:h>
      <text:p text:style-name="P55"><draw:line text:anchor-type="paragraph" draw:z-index="14" draw:name="Фигура2" draw:style-name="gr3" draw:text-style-name="P99" svg:x1="-1.628cm" svg:y1="0.31cm" svg:x2="20.83cm" svg:y2="0.31cm"><text:p/></draw:line></text:p>
      <text:p text:style-name="P75"><text:span text:style-name="T41">void</text:span> print_names(MusicalComposition* head) {</text:p>
      <text:p text:style-name="P80"><text:s text:c="4"/><text:span text:style-name="T42">if</text:span><text:span text:style-name="T38"> (head == </text:span><text:span text:style-name="T42">NULL</text:span><text:span text:style-name="T38">) { </text:span><text:span text:style-name="T42">return</text:span><text:span text:style-name="T38"> ; }</text:span></text:p>
      <text:p text:style-name="P86"/>
      <text:p text:style-name="P80"><text:s text:c="4"/><text:span text:style-name="T38">MusicalComposition* cur = head;</text:span></text:p>
      <text:p text:style-name="P80"><text:s text:c="4"/><text:span text:style-name="T42">do</text:span><text:span text:style-name="T38"> {</text:span></text:p>
      <text:p text:style-name="P80"><text:s text:c="8"/><text:span text:style-name="T42">printf</text:span><text:span text:style-name="T38">(</text:span><text:span text:style-name="T45">"%s\n"</text:span><text:span text:style-name="T38">, cur-&gt;name);</text:span></text:p>
      <text:p text:style-name="P80"><text:s text:c="4"/><text:span text:style-name="T38">} </text:span><text:span text:style-name="T42">while</text:span><text:span text:style-name="T38"> (cur = cur-&gt;next);</text:span></text:p>
      <text:p text:style-name="P90"><text:span text:style-name="T14">}</text:span></text:p>
      <text:p text:style-name="P10"><draw:line text:anchor-type="paragraph" draw:z-index="15" draw:name="Фигура2" draw:style-name="gr3" draw:text-style-name="P99" svg:x1="-3.353cm" svg:y1="0cm" svg:x2="19.475cm" svg:y2="0cm"><text:p/></draw:line></text:p>
      <text:p text:style-name="P69"><text:span text:style-name="T14">В случае, если список пустой </text:span><text:span text:style-name="T22">функция завешрается.</text:span></text:p>
      <text:p text:style-name="P65"><text:span text:style-name="T22">Указатель на композицию cur инициализируется head.</text:span></text:p>
      <text:p text:style-name="P66"><text:span text:style-name="T22">П</text:span><text:span text:style-name="T14">ока цикл не дойдет до конца списка, будет выводиться поле name каждого элемента.</text:span></text:p>
      <text:p text:style-name="P28"/>
      <text:h text:style-name="P36" text:outline-level="1"><text:bookmark-start text:name="__RefHeading___Toc1731_692322312"/><text:bookmark-start text:name="_Toc495122338"/>Вывод<text:bookmark-end text:name="__RefHeading___Toc1731_692322312"/><text:bookmark-end text:name="_Toc495122338"/></text:h>
      <text:p text:style-name="P55">Был<text:span text:style-name="T59">о написано несколько функций</text:span>, реализующ<text:span text:style-name="T59">их двунаправленный линейны список</text:span>. При компилировании, сборке и выполнении <text:span text:style-name="T59">на предоставленных тестах </text:span>исполняемого файла не возникает ошибок и предупреждений.</text:p>
      <text:p text:style-name="P76"><text:span text:style-name="T3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inherit" svg:font-family="inherit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Mangal" style:font-family-complex="Mangal" style:font-family-generic-complex="system" style:font-pitch-complex="variable" style:font-size-complex="14.5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.018cm" fo:margin-right="0.042cm" fo:margin-top="0.423cm" fo:margin-bottom="0.607cm" loext:contextual-spacing="false" fo:text-align="center" style:justify-single-word="false" fo:keep-together="always" fo:orphans="2" fo:widows="2" fo:hyphenation-ladder-count="no-limit" fo:text-indent="-0.018cm" style:auto-text-indent="false" fo:keep-with-next="always" style:writing-mode="lr-tb"/>
      <style:text-properties fo:color="#000000" fo:font-size="12pt" fo:language="ru" fo:country="RU" fo:font-weight="bold" style:letter-kerning="true" style:font-size-asian="12pt" style:language-asian="zh" style:country-asian="CN" style:font-weight-asian="bold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LO-Normal" style:family="paragraph" style:default-outline-level="">
      <style:paragraph-properties fo:margin-left="0.018cm" fo:margin-right="0.042cm" fo:margin-top="0cm" fo:margin-bottom="0.252cm" loext:contextual-spacing="false" fo:line-height="117%" fo:text-align="start" style:justify-single-word="false" fo:orphans="2" fo:widows="2" fo:hyphenation-ladder-count="no-limit" fo:text-indent="-0.018cm" style:auto-text-indent="false" style:writing-mode="lr-tb"/>
      <style:text-properties fo:color="#000000" fo:font-size="14pt" fo:language="ru" fo:country="RU" style:letter-kerning="true" style:font-size-asian="14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Courier New" style:font-family-asian="'Courier New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 fo:keep-together="always" fo:hyphenation-ladder-count="no-limit"/>
      <style:text-properties fo:color="#2e74b5" fo:language="en" fo:country="US" fo:font-weight="normal" style:letter-kerning="false" style:language-asian="en" style:country-asian="US" style:font-weight-asian="normal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text-properties style:font-name-complex="Mangal" style:font-family-complex="Mangal" style:font-family-generic-complex="system" style:font-pitch-complex="variable" style:font-size-complex="10.5pt"/>
    </style:style>
    <style:style style:name="Contents_20_Heading" style:display-name="Contents Heading" style:family="paragraph" style:parent-style-name="Heading" style:class="index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Courier New" style:font-family-asian="'Courier New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Heading_20_1_20_Char" style:display-name="Heading 1 Char" style:family="text">
      <style:text-properties style:font-name="Calibri Light" fo:font-family="'Calibri Light'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language-asian="zh" style:country-asian="CN" style:font-weight-asian="bold" style:font-name-complex="Mangal" style:font-family-complex="Mangal" style:font-family-generic-complex="system" style:font-pitch-complex="variable" style:font-size-complex="14.5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</style:style>
    <style:style style:name="MP2" style:family="paragraph" style:parent-style-name="LO-Normal" style:master-page-name="">
      <loext:graphic-properties draw:fill="none"/>
      <style:paragraph-properties fo:margin-left="0cm" fo:margin-right="0cm" fo:margin-top="0cm" fo:margin-bottom="0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2pt" style:font-name-asian="Calibri" style:font-size-asian="12pt" style:font-name-complex="Calibri" fo:hyphenate="false" fo:hyphenation-remain-char-count="2" fo:hyphenation-push-char-count="2"/>
    </style:style>
    <style:page-layout style:name="Mpm1">
      <style:page-layout-properties fo:page-width="21.001cm" fo:page-height="29.7cm" style:num-format="1" style:print-orientation="portrait" fo:margin-top="1.27cm" fo:margin-bottom="1.27cm" fo:margin-left="1.083cm" fo:margin-right="1.145cm" fo:background-color="#ffffff" style:writing-mode="lr-tb" style:layout-grid-color="#c0c0c0" style:layout-grid-lines="46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423cm" fo:margin-left="0cm" fo:margin-right="0cm" fo:margin-top="1.32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524cm" fo:margin-right="1.266cm" fo:background-color="#ffffff" style:writing-mode="lr-tb" style:layout-grid-color="#c0c0c0" style:layout-grid-lines="46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423cm" fo:margin-left="0cm" fo:margin-right="0cm" fo:margin-top="1.323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  <style:master-page style:name="Converted1" style:page-layout-name="Mpm3">
      <style:footer>
        <text:p text:style-name="MP2"><text:page-number text:select-page="current">6</text:page-number></text:p>
      </style:footer>
    </style:master-page>
    <style:master-page style:name="Converted2" style:page-layout-name="Mpm4" style:next-style-name="Converted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kovets Antay</meta:initial-creator>
    <meta:editing-cycles>20</meta:editing-cycles>
    <meta:print-date>2017-10-07T03:52:00</meta:print-date>
    <meta:creation-date>2017-10-07T03:53:00</meta:creation-date>
    <dc:date>2017-11-25T16:12:02.972408789</dc:date>
    <meta:editing-duration>PT1H11M35S</meta:editing-duration>
    <meta:generator>LibreOffice/5.1.6.2$Linux_X86_64 LibreOffice_project/10m0$Build-2</meta:generator>
    <meta:document-statistic meta:table-count="1" meta:image-count="0" meta:object-count="0" meta:page-count="7" meta:paragraph-count="158" meta:word-count="874" meta:character-count="7253" meta:non-whitespace-character-count="62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